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338dc" officeooo:paragraph-rsid="001338dc"/>
    </style:style>
    <style:style style:name="P2" style:family="paragraph" style:parent-style-name="Standard">
      <style:text-properties fo:font-weight="bold" officeooo:rsid="001338dc" officeooo:paragraph-rsid="001338dc" style:font-weight-asian="bold" style:font-weight-complex="bold"/>
    </style:style>
    <style:style style:name="P3" style:family="paragraph" style:parent-style-name="Standard">
      <style:text-properties fo:font-weight="bold" officeooo:rsid="001964f4" officeooo:paragraph-rsid="001964f4" style:font-weight-asian="bold" style:font-weight-complex="bold"/>
    </style:style>
    <style:style style:name="P4" style:family="paragraph" style:parent-style-name="Standard">
      <style:text-properties officeooo:rsid="001448ff" officeooo:paragraph-rsid="001448ff"/>
    </style:style>
    <style:style style:name="P5" style:family="paragraph" style:parent-style-name="Standard">
      <style:text-properties officeooo:rsid="001964f4" officeooo:paragraph-rsid="001964f4"/>
    </style:style>
    <style:style style:name="P6" style:family="paragraph" style:parent-style-name="Standard" style:list-style-name="L1">
      <style:text-properties officeooo:rsid="001964f4" officeooo:paragraph-rsid="001964f4"/>
    </style:style>
    <style:style style:name="P7" style:family="paragraph" style:parent-style-name="Standard" style:list-style-name="L2">
      <style:text-properties officeooo:rsid="001964f4" officeooo:paragraph-rsid="001964f4"/>
    </style:style>
    <style:style style:name="P8" style:family="paragraph" style:parent-style-name="Standard" style:list-style-name="L3">
      <style:text-properties officeooo:rsid="001964f4" officeooo:paragraph-rsid="001964f4"/>
    </style:style>
    <style:style style:name="P9" style:family="paragraph" style:parent-style-name="Standard" style:list-style-name="L8">
      <style:text-properties officeooo:rsid="001964f4" officeooo:paragraph-rsid="001964f4"/>
    </style:style>
    <style:style style:name="P10" style:family="paragraph" style:parent-style-name="Standard">
      <style:text-properties fo:font-weight="bold" officeooo:rsid="001338dc" officeooo:paragraph-rsid="001338dc" style:font-weight-asian="bold" style:font-weight-complex="bold"/>
    </style:style>
    <style:style style:name="P11" style:family="paragraph" style:parent-style-name="Standard" style:list-style-name="L2">
      <style:text-properties officeooo:rsid="001448ff" officeooo:paragraph-rsid="001448ff"/>
    </style:style>
    <style:style style:name="P12" style:family="paragraph" style:parent-style-name="Standard" style:list-style-name="L4">
      <style:text-properties officeooo:rsid="001448ff" officeooo:paragraph-rsid="001448ff"/>
    </style:style>
    <style:style style:name="P13" style:family="paragraph" style:parent-style-name="Standard" style:list-style-name="L3">
      <style:text-properties officeooo:rsid="001338dc" officeooo:paragraph-rsid="001338dc"/>
    </style:style>
    <style:style style:name="P14" style:family="paragraph" style:parent-style-name="Standard" style:list-style-name="L7">
      <style:text-properties officeooo:rsid="001338dc" officeooo:paragraph-rsid="001338dc"/>
    </style:style>
    <style:style style:name="P15" style:family="paragraph" style:parent-style-name="Standard" style:list-style-name="L8">
      <style:text-properties officeooo:rsid="001338dc" officeooo:paragraph-rsid="001338dc"/>
    </style:style>
    <style:style style:name="P16" style:family="paragraph" style:parent-style-name="Standard">
      <style:text-properties officeooo:rsid="001338dc" officeooo:paragraph-rsid="001338dc"/>
    </style:style>
    <style:style style:name="P17" style:family="paragraph" style:parent-style-name="Standard" style:list-style-name="L5">
      <style:text-properties officeooo:rsid="00162156" officeooo:paragraph-rsid="00162156"/>
    </style:style>
    <style:style style:name="P18" style:family="paragraph" style:parent-style-name="Standard" style:list-style-name="L6">
      <style:text-properties officeooo:rsid="0015df53" officeooo:paragraph-rsid="0015df53"/>
    </style:style>
    <style:style style:name="P19" style:family="paragraph" style:parent-style-name="Standard">
      <style:text-properties officeooo:rsid="001c5a06" officeooo:paragraph-rsid="001c5a06"/>
    </style:style>
    <style:style style:name="P20" style:family="paragraph" style:parent-style-name="Standard" style:list-style-name="L9">
      <style:text-properties officeooo:rsid="001c5a06" officeooo:paragraph-rsid="001c5a06"/>
    </style:style>
    <style:style style:name="P21" style:family="paragraph" style:parent-style-name="Standard" style:list-style-name="L10">
      <style:text-properties officeooo:rsid="001c5a06" officeooo:paragraph-rsid="001c5a06"/>
    </style:style>
    <style:style style:name="P22" style:family="paragraph" style:parent-style-name="Standard">
      <style:text-properties officeooo:rsid="001d92a9" officeooo:paragraph-rsid="001d92a9"/>
    </style:style>
    <style:style style:name="P23" style:family="paragraph" style:parent-style-name="Standard" style:list-style-name="L11">
      <style:text-properties officeooo:rsid="001d92a9" officeooo:paragraph-rsid="001d92a9"/>
    </style:style>
    <style:style style:name="T1" style:family="text">
      <style:text-properties officeooo:rsid="001964f4"/>
    </style:style>
    <style:style style:name="T2" style:family="text">
      <style:text-properties officeooo:rsid="001d92a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productos</text:p>
      <text:p text:style-name="P1">Aceite</text:p>
      <text:p text:style-name="P1">Mezclado</text:p>
      <text:p text:style-name="P1">Biodiesel</text:p>
      <text:p text:style-name="P1">Combustoleo</text:p>
      <text:p text:style-name="P1"/>
      <text:p text:style-name="P3">producto</text:p>
      <text:list text:style-name="L1">
        <text:list-item>
          <text:p text:style-name="P6">nombre</text:p>
        </text:list-item>
        <text:list-item>
          <text:p text:style-name="P6">descripción</text:p>
        </text:list-item>
      </text:list>
      <text:p text:style-name="P5"/>
      <text:p text:style-name="P2">tanque</text:p>
      <text:list text:style-name="L2">
        <text:list-item>
          <text:p text:style-name="P7">nombre</text:p>
        </text:list-item>
        <text:list-item>
          <text:p text:style-name="P11">ubicación</text:p>
        </text:list-item>
        <text:list-item>
          <text:p text:style-name="P7">numero</text:p>
        </text:list-item>
        <text:list-item>
          <text:p text:style-name="P7">descripcion</text:p>
        </text:list-item>
        <text:list-item>
          <text:p text:style-name="P7">diametro</text:p>
        </text:list-item>
        <text:list-item>
          <text:p text:style-name="P7">largo</text:p>
        </text:list-item>
        <text:list-item>
          <text:p text:style-name="P7">capacidad</text:p>
        </text:list-item>
      </text:list>
      <text:p text:style-name="P1"/>
      <text:p text:style-name="P2">Sucursal</text:p>
      <text:list text:style-name="L3">
        <text:list-item>
          <text:p text:style-name="P8">nombre</text:p>
        </text:list-item>
        <text:list-item>
          <text:p text:style-name="P13">dirección</text:p>
        </text:list-item>
        <text:list-item>
          <text:p text:style-name="P13">teléfono</text:p>
        </text:list-item>
        <text:list-item>
          <text:p text:style-name="P13">gerente</text:p>
        </text:list-item>
      </text:list>
      <text:p text:style-name="P1"/>
      <text:p text:style-name="P2">Cliente</text:p>
      <text:list text:style-name="L4">
        <text:list-item>
          <text:p text:style-name="P12">nombre</text:p>
        </text:list-item>
        <text:list-item>
          <text:p text:style-name="P12">apaterno</text:p>
        </text:list-item>
        <text:list-item>
          <text:p text:style-name="P12">amaterno</text:p>
        </text:list-item>
        <text:list-item>
          <text:p text:style-name="P12">teléfono</text:p>
        </text:list-item>
      </text:list>
      <text:p text:style-name="P4"/>
      <text:p text:style-name="P2">Inventario</text:p>
      <text:list text:style-name="L5">
        <text:list-item>
          <text:p text:style-name="P17">idproducto</text:p>
        </text:list-item>
        <text:list-item>
          <text:p text:style-name="P17">monto</text:p>
        </text:list-item>
        <text:list-item>
          <text:p text:style-name="P17">id<text:span text:style-name="T1">tanque</text:span></text:p>
        </text:list-item>
      </text:list>
      <text:p text:style-name="P1"/>
      <text:p text:style-name="P2">Movimiento</text:p>
      <text:list text:style-name="L6">
        <text:list-item>
          <text:p text:style-name="P18">fecha</text:p>
        </text:list-item>
        <text:list-item>
          <text:p text:style-name="P18">tipoMovimiento</text:p>
        </text:list-item>
        <text:list-item>
          <text:p text:style-name="P18">remisión</text:p>
        </text:list-item>
        <text:list-item>
          <text:p text:style-name="P18">descripción</text:p>
        </text:list-item>
        <text:list-item>
          <text:p text:style-name="P18">factura</text:p>
        </text:list-item>
        <text:list-item>
          <text:p text:style-name="P18">monto</text:p>
        </text:list-item>
        <text:list-item>
          <text:p text:style-name="P18">comentario</text:p>
        </text:list-item>
      </text:list>
      <text:p text:style-name="P1"/>
      <text:p text:style-name="P2">Empleado</text:p>
      <text:list text:style-name="L7">
        <text:list-item>
          <text:p text:style-name="P14">nombre</text:p>
        </text:list-item>
        <text:list-item>
          <text:p text:style-name="P14">apaterno</text:p>
        </text:list-item>
        <text:list-item>
          <text:p text:style-name="P14">amaterno</text:p>
        </text:list-item>
        <text:list-item>
          <text:p text:style-name="P14"><text:soft-page-break/>fecha_nacimiento</text:p>
        </text:list-item>
      </text:list>
      <text:p text:style-name="P1"/>
      <text:p text:style-name="P2">TipoMovimiento</text:p>
      <text:list text:style-name="L8">
        <text:list-item>
          <text:p text:style-name="P15">nombre</text:p>
        </text:list-item>
        <text:list-item>
          <text:p text:style-name="P15">descripción</text:p>
        </text:list-item>
        <text:list-item>
          <text:p text:style-name="P9">signo</text:p>
        </text:list-item>
      </text:list>
      <text:p text:style-name="P1"/>
      <text:p text:style-name="P1"/>
      <text:p text:style-name="P1"/>
      <text:p text:style-name="P1">remisión → comprobante</text:p>
      <text:p text:style-name="P1">factura → elaborada cuando se hace un movimiento</text:p>
      <text:p text:style-name="P1"/>
      <text:p text:style-name="P19">Descripción operación sistema</text:p>
      <text:p text:style-name="P19">Catalogos</text:p>
      <text:list xml:id="list3913023203" text:style-name="L9">
        <text:list-item>
          <text:p text:style-name="P20">Tipo movimiento</text:p>
        </text:list-item>
        <text:list-item>
          <text:p text:style-name="P20">Sucursal</text:p>
        </text:list-item>
        <text:list-item>
          <text:p text:style-name="P20">Tanque</text:p>
        </text:list-item>
        <text:list-item>
          <text:p text:style-name="P20">Producto</text:p>
        </text:list-item>
        <text:list-item>
          <text:p text:style-name="P20">Rol</text:p>
        </text:list-item>
      </text:list>
      <text:p text:style-name="P19"/>
      <text:p text:style-name="P19">Operatividad</text:p>
      <text:list text:style-name="L10">
        <text:list-item>
          <text:p text:style-name="P21">Empleado</text:p>
        </text:list-item>
        <text:list-item>
          <text:p text:style-name="P21">Cliente</text:p>
        </text:list-item>
        <text:list-item>
          <text:p text:style-name="P21">Movimiento</text:p>
        </text:list-item>
        <text:list-item>
          <text:p text:style-name="P21">Inventario</text:p>
        </text:list-item>
        <text:list-item>
          <text:p text:style-name="P21">Usuario</text:p>
        </text:list-item>
      </text:list>
      <text:p text:style-name="P19"/>
      <text:p text:style-name="P19">Las tablas de catalogo indican elementos necesarios para que el sitema funcione, tienen un CRUD</text:p>
      <text:p text:style-name="P19"/>
      <text:p text:style-name="P19">Las tablas de operatividad, indican:</text:p>
      <text:p text:style-name="P19">Empleado. <text:span text:style-name="T2">Almacena los empleados, sobre todo tienen relevancia los empleados responsables de las plantas para fines de contacto y seguimiento. CRUD</text:span></text:p>
      <text:p text:style-name="P19"/>
      <text:p text:style-name="P19">Cliente. <text:span text:style-name="T2">Registro de clientes, definir si clientes internos o externos deben crearse y como se diferencian. CRUD</text:span></text:p>
      <text:p text:style-name="P19"/>
      <text:p text:style-name="P22">Usuario. Usuarios que tendran acceso al sistema, especificando password, rol, nombre, correo. CRUD</text:p>
      <text:p text:style-name="P22"/>
      <text:p text:style-name="P22">Movimiento. Indica cuando se realiza una operación de ingreso de producto o salida, el origen y destino, la factura, remisión y fecha relacionados, el sentido del movimiento (si es ingreso o egreso) y el monto. Cada vez que se realice un movimiento, luego de identificar a que inventario afecta se modifica el total del inventario. CRUD pero considerar edición solo antes de validación, posterior, solo es posible según el rol.</text:p>
      <text:p text:style-name="P22"/>
      <text:p text:style-name="P22">Inventario. Esta tabla solo relaciona un producto en una planta y la cantidad de producto existente, si es relevante y necesario se clasifica además por tanque, de otra forma, solo se maneja un total, esta es la tabla que se mostrará como resumen en reportes ejecutivos, </text:p>
      <text:p text:style-name="P22">Tabla modificada a partir de movimientos, crear una opción de ajuste pero solo para rol directivo.</text:p>
      <text:p text:style-name="P22"/>
      <text:p text:style-name="P22"><text:soft-page-break/>Consideraciones de tablas</text:p>
      <text:list xml:id="list1358921734" text:style-name="L11">
        <text:list-item>
          <text:p text:style-name="P23">todas las tablas llevan llave primaria: id</text:p>
        </text:list-item>
        <text:list-item>
          <text:p text:style-name="P23">todas las tablas estan preparadas con borrado lógico, no físico</text:p>
        </text:list-item>
        <text:list-item>
          <text:p text:style-name="P23">Todas las tablas tienen timestamps de creación, última edición</text:p>
        </text:list-item>
        <text:list-item>
          <text:p text:style-name="P23">Debe haber trazabilidad y logeo estricto de todas las operaciones realizadas, involucra usuario, modulo, acción, registro afectado, timestamp, de tal forma que sea posible trazar todas las operacioens realizadas. Almacenamiento en estructura de base de datos o archivo log de acciones</text:p>
        </text:list-item>
      </text:list>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7T22:44:48.022306289</meta:creation-date>
    <dc:date>2025-05-08T23:25:31.755706873</dc:date>
    <meta:editing-duration>PT2H33M40S</meta:editing-duration>
    <meta:editing-cycles>8</meta:editing-cycles>
    <meta:generator>LibreOffice/7.4.7.2$Linux_X86_64 LibreOffice_project/40$Build-2</meta:generator>
    <meta:document-statistic meta:table-count="0" meta:image-count="0" meta:object-count="0" meta:page-count="3" meta:paragraph-count="75" meta:word-count="396" meta:character-count="2400" meta:non-whitespace-character-count="2126"/>
  </office:meta>
</office:document-meta>
</file>